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31b8" officeooo:paragraph-rsid="000a31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STATUS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1T15:23:19.002000000</meta:creation-date>
    <dc:date>2020-07-21T15:29:38.953000000</dc:date>
    <meta:editing-duration>PT6M27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6.4.4.2$Windows_X86_64 LibreOffice_project/3d775be2011f3886db32dfd395a6a6d1ca2630ff</meta:generator>
  </office:meta>
</office:document-meta>
</file>